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c6699" draw:textarea-horizontal-align="justify" draw:textarea-vertical-align="middle" draw:auto-grow-height="false"/>
    </style:style>
    <style:style style:name="gr2" style:family="graphic" style:parent-style-name="standard">
      <style:graphic-properties draw:fill="solid" draw:fill-color="#cccccc" draw:textarea-horizontal-align="justify" draw:textarea-vertical-align="middle" draw:auto-grow-height="false"/>
    </style:style>
    <style:style style:name="gr3" style:family="graphic" style:parent-style-name="standard">
      <style:graphic-properties draw:fill="solid" draw:fill-color="#996633" draw:textarea-horizontal-align="justify" draw:textarea-vertical-align="middle" draw:auto-grow-height="false"/>
    </style:style>
    <style:style style:name="gr4" style:family="graphic" style:parent-style-name="standard">
      <style:graphic-properties draw:fill="solid" draw:fill-color="#579d1c" draw:textarea-horizontal-align="justify" draw:textarea-vertical-align="middle" draw:auto-grow-height="false"/>
    </style:style>
    <style:style style:name="gr5" style:family="graphic" style:parent-style-name="standard">
      <style:graphic-properties svg:stroke-color="#333333" draw:fill="solid" draw:fill-color="#000000" draw:textarea-horizontal-align="justify" draw:textarea-vertical-align="middle" draw:auto-grow-height="false"/>
    </style:style>
    <style:style style:name="gr6" style:family="graphic" style:parent-style-name="standard">
      <style:graphic-properties draw:fill="solid" draw:fill-color="#ffd320"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dash" draw:stroke-dash="Fine_20_Dashed" draw:fill="none" draw:textarea-horizontal-align="justify" draw:textarea-vertical-align="middle" draw:auto-grow-height="false"/>
    </style:style>
    <style:style style:name="gr9" style:family="graphic" style:parent-style-name="objectwithoutfill">
      <style:graphic-properties draw:marker-end="Triangle_20_unfilled" draw:marker-end-width="0.3cm" draw:fill="none" draw:textarea-vertical-align="middle"/>
    </style:style>
    <style:style style:name="gr10" style:family="graphic" style:parent-style-name="standard">
      <style:graphic-properties draw:stroke="none" draw:fill="gradient" draw:fill-gradient-name="Gradient_20_2"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false" draw:auto-grow-width="false" draw:fit-to-size="shrink-to-fit" fo:min-height="0.526cm" fo:min-width="4.199cm" draw:shadow-offset-x="0.203cm" draw:shadow-offset-y="0.203cm"/>
    </style:style>
    <style:style style:name="gr12" style:family="graphic" style:parent-style-name="standard">
      <style:graphic-properties draw:fill="solid" draw:fill-color="#9999cc" draw:textarea-horizontal-align="justify" draw:textarea-vertical-align="middle" draw:auto-grow-height="false"/>
    </style:style>
    <style:style style:name="gr13" style:family="graphic" style:parent-style-name="standard">
      <style:graphic-properties draw:fill="solid" draw:fill-color="#ffffff" draw:textarea-horizontal-align="justify" draw:textarea-vertical-align="middle" draw:auto-grow-height="false"/>
    </style:style>
    <style:style style:name="gr14" style:family="graphic" style:parent-style-name="standard">
      <style:graphic-properties draw:textarea-vertical-align="middle" draw:auto-grow-height="false" fo:min-height="0.749cm" fo:min-width="0.499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fill="gradient" draw:fill-gradient-name="Gradient_20_3" draw:textarea-horizontal-align="justify" draw:textarea-vertical-align="middle" draw:auto-grow-height="false"/>
    </style:style>
    <style:style style:name="gr17" style:family="graphic" style:parent-style-name="standard">
      <style:graphic-properties draw:fill="solid" draw:fill-color="#339966" draw:textarea-horizontal-align="justify" draw:textarea-vertical-align="middle" draw:auto-grow-height="false"/>
    </style:style>
    <style:style style:name="gr18" style:family="graphic" style:parent-style-name="standard">
      <style:graphic-properties draw:fill="solid" draw:fill-color="#83caff" draw:textarea-horizontal-align="justify" draw:textarea-vertical-align="middle" draw:auto-grow-height="false"/>
    </style:style>
    <style:style style:name="gr19" style:family="graphic" style:parent-style-name="standard">
      <style:graphic-properties draw:textarea-horizontal-align="justify" draw:textarea-vertical-align="middle" draw:auto-grow-height="false"/>
    </style:style>
    <style:style style:name="gr20" style:family="graphic" style:parent-style-name="objectwithoutfill">
      <style:graphic-properties draw:marker-end="Arrow" draw:marker-end-width="0.203cm" draw:fill="none" draw:textarea-vertical-align="middl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tyle="italic" style:font-style-asian="italic" style:font-style-complex="italic"/>
    </style:style>
    <style:style style:name="P4" style:family="paragraph">
      <style:paragraph-properties fo:text-align="center"/>
      <style:text-properties fo:color="#ffffff" fo:font-size="11pt" style:font-size-asian="11pt" style:font-size-complex="11pt"/>
    </style:style>
    <style:style style:name="P5" style:family="paragraph">
      <style:paragraph-properties fo:text-align="center"/>
      <style:text-properties fo:font-size="11pt" style:font-size-asian="11pt" style:font-size-complex="11pt"/>
    </style:style>
    <style:style style:name="P6" style:family="paragraph">
      <style:paragraph-properties fo:margin-top="0cm" fo:margin-bottom="0cm" style:line-height-at-least="0.025cm">
        <style:tab-stops/>
      </style:paragraph-properties>
    </style:style>
    <style:style style:name="P7" style:family="paragraph">
      <style:paragraph-properties fo:margin-top="0cm" fo:margin-bottom="0cm" style:line-height-at-least="0.025cm">
        <style:tab-stops/>
      </style:paragraph-properties>
      <style:text-properties fo:font-size="10pt" style:font-size-asian="10pt" style:font-size-complex="10pt"/>
    </style:style>
    <style:style style:name="P8" style:family="paragraph">
      <style:paragraph-properties fo:text-align="center"/>
      <style:text-properties fo:font-size="8pt" style:font-size-asian="8pt" style:font-size-complex="8pt"/>
    </style:style>
    <style:style style:name="P9" style:family="paragraph">
      <style:text-properties fo:font-size="7pt" style:font-size-asian="7pt" style:font-size-complex="7pt"/>
    </style:style>
    <style:style style:name="P10" style:family="paragraph">
      <style:paragraph-properties fo:text-align="center"/>
      <style:text-properties fo:font-size="10pt" style:font-size-asian="10pt" style:font-size-complex="10pt"/>
    </style:style>
    <style:style style:name="P11" style:family="paragraph">
      <style:text-properties fo:font-size="12pt" style:font-size-asian="12pt" style:font-size-complex="12pt"/>
    </style:style>
    <style:style style:name="T1" style:family="text">
      <style:text-properties fo:font-size="13pt" style:font-size-asian="13pt" style:font-size-complex="13pt"/>
    </style:style>
    <style:style style:name="T2" style:family="text">
      <style:text-properties fo:font-style="italic" style:font-style-asian="italic" style:font-style-complex="italic"/>
    </style:style>
    <style:style style:name="T3" style:family="text">
      <style:text-properties fo:color="#ffffff" fo:font-size="11pt" style:font-size-asian="11pt" style:font-size-complex="11pt"/>
    </style:style>
    <style:style style:name="T4" style:family="text">
      <style:text-properties fo:font-size="10pt" style:font-size-asian="10pt" style:font-size-complex="10pt"/>
    </style:style>
    <style:style style:name="T5" style:family="text">
      <style:text-properties fo:font-size="8pt" style:font-size-asian="8pt" style:font-size-complex="8pt"/>
    </style:style>
    <style:style style:name="T6" style:family="text">
      <style:text-properties fo:font-size="7pt" style:font-size-asian="7pt" style:font-size-complex="7pt"/>
    </style:style>
    <style:style style:name="T7"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461cm" svg:height="2.54cm" svg:x="8.239cm" svg:y="9.542cm">
          <text:p text:style-name="P1"><text:span text:style-name="T1"/></text:p>
          <text:p text:style-name="P1"><text:span text:style-name="T1"/></text:p>
          <text:p text:style-name="P1"><text:span text:style-name="T1"/></text:p>
          <text:p text:style-name="P1"><text:span text:style-name="T1">Debu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4" draw:id="id4" draw:layer="layout" svg:width="3.048cm" svg:height="1.397cm" svg:x="13.211cm" svg:y="12.347cm">
          <text:p text:style-name="P1"><text:span text:style-name="T2">Code</text:span></text:p>
          <draw:enhanced-geometry svg:viewBox="0 0 21600 21600" draw:type="rectangle" draw:enhanced-path="M 0 0 L 21600 0 21600 21600 0 21600 0 0 Z N"/>
        </draw:custom-shape>
        <draw:custom-shape draw:style-name="gr3" draw:text-style-name="P4" draw:layer="layout" svg:width="2.667cm" svg:height="1.651cm" svg:x="8.396cm" svg:y="1.376cm">
          <text:p text:style-name="P1"><text:span text:style-name="T3">User sto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397cm" svg:height="1.778cm" svg:x="11.571cm" svg:y="1.249cm">
          <text:p text:style-name="P1"><text:span text:style-name="T3">Spec</text:span></text:p>
          <draw:enhanced-geometry svg:viewBox="0 0 21600 21600" draw:type="rectangle" draw:enhanced-path="M 0 0 L 21600 0 21600 21600 0 21600 0 0 Z N"/>
        </draw:custom-shape>
        <draw:custom-shape draw:style-name="gr4" draw:text-style-name="P2" xml:id="id6" draw:id="id6" draw:layer="layout" svg:width="3.683cm" svg:height="2.286cm" svg:x="11.96cm" svg:y="6.14cm">
          <text:p text:style-name="P1"><text:span text:style-name="T1">Write code</text:span></text:p>
          <text:p text:style-name="P1"><text:span text:style-name="T1">respecting</text:span></text:p>
          <text:p text:style-name="P1"><text:span text:style-name="T1">test con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3" draw:id="id3" draw:layer="layout" svg:width="0.635cm" svg:height="0.635cm" svg:x="4.429cm" svg:y="1.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xml:id="id2" draw:id="id2" draw:layer="layout" svg:width="2.921cm" svg:height="1.778cm" svg:x="6.245cm" svg:y="6.394cm">
          <text:p text:style-name="P1"><text:span text:style-name="T1">Write 1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draw:type="curve" svg:x1="10.809cm" svg:y1="3.662cm" svg:x2="7.705cm" svg:y2="6.394cm" draw:start-shape="id1" draw:start-glue-point="2" draw:end-shape="id2" svg:d="M10809 3662c0 2049-3104 683-3104 2732" svg:viewBox="0 0 3105 2733">
          <text:p/>
        </draw:connector>
        <draw:custom-shape draw:style-name="gr8" draw:text-style-name="P1" xml:id="id1" draw:id="id1" draw:layer="layout" svg:width="5.588cm" svg:height="2.794cm" svg:x="8.015cm" svg:y="0.868cm">
          <text:p/>
          <draw:enhanced-geometry svg:viewBox="0 0 21600 21600" draw:type="rectangle" draw:enhanced-path="M 0 0 L 21600 0 21600 21600 0 21600 0 0 Z N"/>
        </draw:custom-shape>
        <draw:connector draw:style-name="gr7" draw:text-style-name="P1" draw:layer="layout" draw:type="curve" svg:x1="5.064cm" svg:y1="2.207cm" svg:x2="8.015cm" svg:y2="2.265cm" draw:start-shape="id3" draw:start-glue-point="10" draw:end-shape="id1" draw:end-glue-point="3" svg:d="M5064 2207c2214 0 739 58 2951 58" svg:viewBox="0 0 2952 59">
          <text:p/>
        </draw:connector>
        <draw:custom-shape draw:style-name="gr2" draw:text-style-name="P3" xml:id="id5" draw:id="id5" draw:layer="layout" svg:width="3.048cm" svg:height="1.397cm" svg:x="5.51cm" svg:y="12.347cm">
          <text:p text:style-name="P1"><text:span text:style-name="T2">Tests</text:span></text:p>
          <draw:enhanced-geometry svg:viewBox="0 0 21600 21600" draw:type="rectangle" draw:enhanced-path="M 0 0 L 21600 0 21600 21600 0 21600 0 0 Z N"/>
        </draw:custom-shape>
        <draw:connector draw:style-name="gr9" draw:text-style-name="P1" draw:layer="layout" draw:type="line" svg:x1="13.211cm" svg:y1="13.045cm" svg:x2="8.558cm" svg:y2="13.045cm" draw:start-shape="id4" draw:end-shape="id5" draw:end-glue-point="1" svg:d="M13211 13045h-4653" svg:viewBox="0 0 4654 1">
          <text:p/>
        </draw:connector>
        <draw:custom-shape draw:style-name="gr10" draw:text-style-name="P1" draw:layer="layout" svg:width="1.651cm" svg:height="4.191cm" svg:x="6.218cm" svg:y="8.1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7" draw:text-style-name="P1" draw:layer="layout" draw:type="curve" svg:x1="10.809cm" svg:y1="3.662cm" svg:x2="13.801cm" svg:y2="6.14cm" draw:start-shape="id1" draw:start-glue-point="2" draw:end-shape="id6" draw:end-glue-point="0" svg:d="M10809 3662c0 1858 2992 620 2992 2478" svg:viewBox="0 0 2993 2479">
          <text:p/>
        </draw:connector>
        <draw:frame draw:style-name="gr11" draw:text-style-name="P7" draw:layer="layout" svg:width="2.667cm" svg:height="1.157cm" svg:x="7.096cm" svg:y="4.194cm">
          <draw:text-box>
            <text:p text:style-name="P6"><text:span text:style-name="T4">Log enabled on current developed test</text:span></text:p>
          </draw:text-box>
        </draw:frame>
        <draw:custom-shape draw:style-name="gr12" draw:text-style-name="P8" draw:layer="layout" svg:width="0.889cm" svg:height="1.27cm" svg:x="12.449cm" svg:y="9.669cm">
          <text:p text:style-name="P1"><text:span text:style-name="T5">Code</text:span></text:p>
          <text:p text:style-name="P1"><text:span text:style-name="T5">log</text:span></text:p>
          <draw:enhanced-geometry svg:viewBox="0 0 21600 21600" draw:type="rectangle" draw:enhanced-path="M 0 0 L 21600 0 21600 21600 0 21600 0 0 Z N"/>
        </draw:custom-shape>
        <draw:custom-shape draw:style-name="gr12" draw:text-style-name="P8" draw:layer="layout" svg:width="0.889cm" svg:height="1.27cm" svg:x="8.574cm" svg:y="9.669cm">
          <text:p text:style-name="P1"><text:span text:style-name="T5">Test</text:span></text:p>
          <text:p text:style-name="P1"><text:span text:style-name="T5">log</text:span></text:p>
          <draw:enhanced-geometry svg:viewBox="0 0 21600 21600" draw:type="rectangle" draw:enhanced-path="M 0 0 L 21600 0 21600 21600 0 21600 0 0 Z N"/>
        </draw:custom-shape>
        <draw:g>
          <draw:custom-shape draw:style-name="gr13" draw:text-style-name="P2" draw:layer="layout" svg:width="2.413cm" svg:height="1.397cm" svg:x="9.763cm" svg:y="9.669cm">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1989.138134592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1" draw:layer="layout" svg:width="1.015cm" svg:height="0.636cm" draw:transform="rotate (-1.57655591332648) translate (10.532cm 9.924cm)">
              <text:p/>
              <draw:enhanced-geometry draw:text-areas="4000 ?f1 ?f5 ?f2" draw:glue-points="0 10800 21600 10800 ?f0 0 ?f0 21600" draw:type="mso-spt100" draw:modifiers="14925.321888412 6795.50561797753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5" draw:text-style-name="P9" draw:layer="layout" svg:width="1.764cm" svg:height="0.809cm" svg:x="10.278cm" svg:y="9.903cm">
              <draw:text-box>
                <text:p><text:span text:style-name="T6">Debugger</text:span></text:p>
                <text:p><text:span text:style-name="T6">step into, ...</text:span></text:p>
              </draw:text-box>
            </draw:frame>
          </draw:g>
        </draw:g>
        <draw:custom-shape draw:style-name="gr14" draw:text-style-name="P1" draw:layer="layout" svg:width="1.52cm" svg:height="1.016cm" draw:transform="rotate (-1.58196643400766) translate (9.255cm 8.15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1" draw:layer="layout" svg:width="1.271cm" svg:height="1.016cm" draw:transform="rotate (-1.58196643400766) translate (13.654cm 8.404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6" draw:text-style-name="P1" draw:layer="layout" svg:width="1.651cm" svg:height="3.852cm" svg:x="13.865cm" svg:y="8.4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4" draw:layer="Steps" svg:width="0.889cm" svg:height="0.889cm" svg:x="5.572cm" svg:y="9.034cm">
          <text:p text:style-name="P1"><text:span text:style-name="T3">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4" draw:layer="Steps" svg:width="0.889cm" svg:height="0.889cm" svg:x="10.144cm" svg:y="6.748cm">
          <text:p text:style-name="P1"><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4" draw:layer="Steps" svg:width="0.889cm" svg:height="0.889cm" svg:x="9.509cm" svg:y="8.653cm">
          <text:p text:style-name="P1"><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4" draw:layer="Steps" svg:width="0.889cm" svg:height="0.889cm" svg:x="13.827cm" svg:y="9.034cm">
          <text:p text:style-name="P1"><text:span text:style-name="T3">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0" draw:layer="Steps" svg:width="1.016cm" svg:height="0.635cm" svg:x="6.461cm" svg:y="9.161cm">
          <text:p text:style-name="P1"><text:span text:style-name="T4">?%</text:span></text:p>
          <draw:enhanced-geometry svg:viewBox="0 0 21600 21600" draw:type="rectangle" draw:enhanced-path="M 0 0 L 21600 0 21600 21600 0 21600 0 0 Z N"/>
        </draw:custom-shape>
        <draw:custom-shape draw:style-name="gr18" draw:text-style-name="P10" draw:layer="Steps" svg:width="1.016cm" svg:height="0.635cm" svg:x="4.429cm" svg:y="13.86cm">
          <text:p text:style-name="P1"><text:span text:style-name="T4">?%</text:span></text:p>
          <draw:enhanced-geometry svg:viewBox="0 0 21600 21600" draw:type="rectangle" draw:enhanced-path="M 0 0 L 21600 0 21600 21600 0 21600 0 0 Z N"/>
        </draw:custom-shape>
        <draw:custom-shape draw:style-name="gr18" draw:text-style-name="P10" draw:layer="Steps" svg:width="1.016cm" svg:height="0.635cm" svg:x="14.716cm" svg:y="9.161cm">
          <text:p text:style-name="P1"><text:span text:style-name="T4">?%</text:span></text:p>
          <draw:enhanced-geometry svg:viewBox="0 0 21600 21600" draw:mirror-horizontal="false" draw:mirror-vertical="false" draw:type="rectangle" draw:enhanced-path="M 0 0 L 21600 0 21600 21600 0 21600 0 0 Z N"/>
        </draw:custom-shape>
        <draw:custom-shape draw:style-name="gr18" draw:text-style-name="P10" draw:layer="Steps" svg:width="1.016cm" svg:height="0.635cm" svg:x="10.398cm" svg:y="8.78cm">
          <text:p text:style-name="P1"><text:span text:style-name="T4">?%</text:span></text:p>
          <draw:enhanced-geometry svg:viewBox="0 0 21600 21600" draw:type="rectangle" draw:enhanced-path="M 0 0 L 21600 0 21600 21600 0 21600 0 0 Z N"/>
        </draw:custom-shape>
        <draw:custom-shape draw:style-name="gr8" draw:text-style-name="P1" draw:layer="Steps" svg:width="12.827cm" svg:height="8.509cm" svg:x="4.429cm" svg:y="5.986cm">
          <text:p/>
          <draw:enhanced-geometry svg:viewBox="0 0 21600 21600" draw:type="rectangle" draw:enhanced-path="M 0 0 L 21600 0 21600 21600 0 21600 0 0 Z N"/>
        </draw:custom-shape>
        <draw:frame draw:style-name="gr15" draw:text-style-name="P11" draw:layer="Steps" svg:width="4.257cm" svg:height="0.729cm" svg:x="5.318cm" svg:y="13.86cm">
          <draw:text-box>
            <text:p><text:span text:style-name="T7">Environment setting</text:span></text:p>
          </draw:text-box>
        </draw:frame>
        <draw:custom-shape draw:style-name="gr17" draw:text-style-name="P4" draw:layer="Steps" svg:width="0.889cm" svg:height="0.889cm" svg:x="3.921cm" svg:y="12.971cm">
          <text:p text:style-name="P1"><text:span text:style-name="T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xml:id="id7" draw:id="id7" draw:layer="Steps" svg:width="0.127cm" svg:height="0.127cm" svg:x="9.076cm" svg:y="7.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xml:id="id8" draw:id="id8" draw:layer="Steps" svg:width="0.127cm" svg:height="0.127cm" svg:x="11.887cm" svg:y="7.19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20" draw:text-style-name="P1" draw:layer="Steps" draw:type="curve" svg:x1="9.14cm" svg:y1="7.229cm" svg:x2="11.951cm" svg:y2="7.191cm" draw:start-shape="id7" draw:start-glue-point="4" draw:end-shape="id8" draw:end-glue-point="4" svg:d="M9140 7229c0-810 2811-791 2811-38" svg:viewBox="0 0 2812 606">
          <text:p/>
        </draw:connector>
        <draw:connector draw:style-name="gr20" draw:text-style-name="P1" draw:layer="Steps" draw:type="curve" svg:x1="11.951cm" svg:y1="7.318cm" svg:x2="9.185cm" svg:y2="7.338cm" draw:start-shape="id8" draw:start-glue-point="8" draw:end-shape="id7" draw:end-glue-point="9" svg:d="M11951 7318c0 808-2766 798-2766 20" svg:viewBox="0 0 2767 60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ffd320" draw:end-color="#cccccc" draw:start-intensity="100%" draw:end-intensity="100%" draw:angle="300" draw:border="0%"/>
    <draw:gradient draw:name="Gradient_20_3" draw:display-name="Gradient 3" draw:style="linear" draw:start-color="#579d1c" draw:end-color="#cccccc" draw:start-intensity="100%" draw:end-intensity="100%" draw:angle="300" draw:border="0%"/>
    <draw:marker draw:name="Arrow" svg:viewBox="0 0 20 30" svg:d="M10 0l-10 30h20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Step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30T20:24:07.960086400</meta:creation-date>
    <dc:date>2015-11-01T16:57:45.669772970</dc:date>
    <meta:editing-duration>PT59M10S</meta:editing-duration>
    <meta:editing-cycles>12</meta:editing-cycles>
    <meta:generator>LibreOffice/4.2.8.2$Linux_X86_64 LibreOffice_project/420m0$Build-2</meta:generator>
    <meta:document-statistic meta:object-count="40"/>
  </office:meta>
</office:document-meta>
</file>